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Liberation Sans', 'DejaVu Sans', sans-serif"/>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2" style:family="table">
      <style:table-properties style:width="17.002cm" fo:margin-left="-0.016cm" fo:margin-right="0.012cm" table:align="margins"/>
    </style:style>
    <style:style style:name="Tabell2.A" style:family="table-column">
      <style:table-column-properties style:column-width="2.672cm" style:rel-column-width="10300*"/>
    </style:style>
    <style:style style:name="Tabell2.B" style:family="table-column">
      <style:table-column-properties style:column-width="7.858cm" style:rel-column-width="30289*"/>
    </style:style>
    <style:style style:name="Tabell2.C" style:family="table-column">
      <style:table-column-properties style:column-width="1.826cm" style:rel-column-width="7036*"/>
    </style:style>
    <style:style style:name="Tabell2.D" style:family="table-column">
      <style:table-column-properties style:column-width="1.64cm" style:rel-column-width="6323*"/>
    </style:style>
    <style:style style:name="Tabell2.E" style:family="table-column">
      <style:table-column-properties style:column-width="1.561cm" style:rel-column-width="6017*"/>
    </style:style>
    <style:style style:name="Tabell2.F" style:family="table-column">
      <style:table-column-properties style:column-width="1.445cm" style:rel-column-width="5570*"/>
    </style:style>
    <style:style style:name="Tabell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2.F1" style:family="table-cell">
      <style:table-cell-properties fo:background-color="#cccccc" fo:padding="0.097cm" fo:border="0.002cm solid #000000">
        <style:background-image/>
      </style:table-cell-properties>
    </style:style>
    <style:style style:name="Tabell2.A2" style:family="table-cell">
      <style:table-cell-properties fo:background-color="transparent" fo:padding="0.097cm" fo:border-left="0.002cm solid #000000" fo:border-right="none" fo:border-top="none" fo:border-bottom="0.002cm solid #000000">
        <style:background-image/>
      </style:table-cell-properties>
    </style:style>
    <style:style style:name="Tabell2.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2.A3" style:family="table-cell">
      <style:table-cell-properties fo:padding="0.097cm" fo:border-left="0.002cm solid #000000" fo:border-right="none" fo:border-top="none" fo:border-bottom="0.002cm solid #000000"/>
    </style:style>
    <style:style style:name="Tabell2.F3" style:family="table-cell">
      <style:table-cell-properties fo:padding="0.097cm" fo:border-left="0.002cm solid #000000" fo:border-right="0.002cm solid #000000" fo:border-top="none" fo:border-bottom="0.002cm solid #000000"/>
    </style:style>
    <style:style style:name="Tabell2.A8" style:family="table-cell">
      <style:table-cell-properties fo:background-color="#00ff00" fo:padding="0.097cm" fo:border-left="0.002cm solid #000000" fo:border-right="none" fo:border-top="none" fo:border-bottom="0.002cm solid #000000">
        <style:background-image/>
      </style:table-cell-properties>
    </style:style>
    <style:style style:name="Tabell2.F8" style:family="table-cell">
      <style:table-cell-properties fo:background-color="#00ff00"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line-height="100%"/>
    </style:style>
    <style:style style:name="P2"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break-before="page"/>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7" style:family="paragraph" style:parent-style-name="Standard">
      <style:paragraph-properties fo:line-height="100%"/>
      <style:text-properties fo:font-size="12pt" fo:font-weight="normal" fo:background-color="#00ff00" style:font-size-asian="12pt" style:font-weight-asian="normal" style:font-size-complex="12pt" style:font-weight-complex="normal"/>
    </style:style>
    <style:style style:name="P8" style:family="paragraph" style:parent-style-name="Standard">
      <style:text-properties fo:font-weight="normal" style:font-weight-asian="normal" style:font-weight-complex="normal"/>
    </style:style>
    <style:style style:name="P9" style:family="paragraph" style:parent-style-name="Standard" style:list-style-name="L2">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10"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1" style:family="paragraph" style:parent-style-name="Text_20_body" style:list-style-name="L2">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2"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13" style:family="paragraph" style:parent-style-name="Text_20_body" style:list-style-name="L2">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14" style:family="paragraph" style:parent-style-name="Text_20_body" style:list-style-name="L2">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15" style:family="paragraph" style:parent-style-name="Text_20_body">
      <style:paragraph-properties fo:margin-left="0cm" fo:margin-right="0cm" fo:margin-top="0cm" fo:margin-bottom="0cm" style:line-height-at-least="0.635cm" fo:text-indent="0cm" style:auto-text-indent="false" fo:padding="0cm" fo:border="none"/>
    </style:style>
    <style:style style:name="P16" style:family="paragraph" style:parent-style-name="Text_20_body" style:list-style-name="L2">
      <style:paragraph-properties fo:margin-left="0cm" fo:margin-right="0cm" fo:margin-top="0cm" fo:margin-bottom="0cm" style:line-height-at-least="0.635cm" fo:text-indent="0cm" style:auto-text-indent="false" fo:background-color="transparent" fo:padding="0cm" fo:border="none">
        <style:background-image/>
      </style:paragraph-properties>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17" style:family="paragraph" style:parent-style-name="Table_20_Contents">
      <style:text-properties fo:background-color="#00ff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fo:background-color="#00ff00"/>
    </style:style>
    <style:style style:name="T6" style:family="text">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7" style:family="text">
      <style:text-properties fo:font-variant="normal" fo:text-transform="none" fo:color="#4a6b82" style:text-line-through-style="none" style:font-name="Arial1" fo:font-size="10.5pt" fo:letter-spacing="normal" fo:font-style="normal" style:text-underline-style="none" fo:font-weight="normal" style:text-blinking="false" fo:background-color="#ffffff"/>
    </style:style>
    <style:style style:name="T8" style:family="text">
      <style:text-properties style:font-size-asian="12pt" style:font-weight-asian="normal" style:font-size-complex="12pt"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teration 6<text:line-break/><text:span text:style-name="T1">Analys av föregående iteration</text:span>:</text:p>
      <text:p text:style-name="P3">Iteration 5 skulle restrerande krav i backloggen blivit klara, det blev dem inte. Inte heller blev det några tester då den krävda datan fortfarande inte är inlagd. </text:p>
      <text:p text:style-name="P3">Jag hann med vissa krav som var väldigt viktiga, dock önskar jag att jag hade hunnit med mer. </text:p>
      <text:p text:style-name="P3"/>
      <text:p text:style-name="Standard"><text:span text:style-name="T1">Tidsrapport</text:span>:</text:p>
      <table:table table:name="Tabell2" table:style-name="Tabell2">
        <table:table-column table:style-name="Tabell2.A"/>
        <table:table-column table:style-name="Tabell2.B"/>
        <table:table-column table:style-name="Tabell2.C"/>
        <table:table-column table:style-name="Tabell2.D"/>
        <table:table-column table:style-name="Tabell2.E"/>
        <table:table-column table:style-name="Tabell2.F"/>
        <table:table-row>
          <table:table-cell table:style-name="Tabell2.A1" office:value-type="string">
            <text:p text:style-name="Table_20_Contents">Krav</text:p>
          </table:table-cell>
          <table:table-cell table:style-name="Tabell2.A1" office:value-type="string">
            <text:p text:style-name="Table_20_Contents">Uppgift</text:p>
          </table:table-cell>
          <table:table-cell table:style-name="Tabell2.A1" office:value-type="string">
            <text:p text:style-name="Table_20_Contents">Status</text:p>
          </table:table-cell>
          <table:table-cell table:style-name="Tabell2.A1" office:value-type="string">
            <text:p text:style-name="Table_20_Contents">Nedlagd Tid</text:p>
          </table:table-cell>
          <table:table-cell table:style-name="Tabell2.A1" office:value-type="string">
            <text:p text:style-name="Table_20_Contents">Skattad Tid</text:p>
          </table:table-cell>
          <table:table-cell table:style-name="Tabell2.F1" office:value-type="string">
            <text:p text:style-name="Table_20_Contents">Verklig Tid</text:p>
          </table:table-cell>
        </table:table-row>
        <table:table-row>
          <table:table-cell table:style-name="Tabell2.A2" office:value-type="string">
            <text:p text:style-name="P5">AF1.1</text:p>
          </table:table-cell>
          <table:table-cell table:style-name="Tabell2.A2" office:value-type="string">
            <text:p text:style-name="P5">[1.0]Starta spelet</text:p>
          </table:table-cell>
          <table:table-cell table:style-name="Tabell2.A2" office:value-type="string">
            <text:p text:style-name="Table_20_Contents"/>
          </table:table-cell>
          <table:table-cell table:style-name="Tabell2.A2" office:value-type="string">
            <text:p text:style-name="Table_20_Contents"/>
          </table:table-cell>
          <table:table-cell table:style-name="Tabell2.A2" office:value-type="string">
            <text:p text:style-name="Table_20_Contents">3h</text:p>
          </table:table-cell>
          <table:table-cell table:style-name="Tabell2.F2" office:value-type="string">
            <text:p text:style-name="Table_20_Contents"/>
          </table:table-cell>
        </table:table-row>
        <table:table-row>
          <table:table-cell table:style-name="Tabell2.A3" office:value-type="string">
            <text:p text:style-name="P2">AF1.2</text:p>
          </table:table-cell>
          <table:table-cell table:style-name="Tabell2.A3" office:value-type="string">
            <text:list xml:id="list67037610985625121" text:style-name="L2">
              <text:list-header>
                <text:p text:style-name="P11">[1.0]Lägg till data </text:p>
              </text:list-header>
            </text:list>
          </table:table-cell>
          <table:table-cell table:style-name="Tabell2.A3" office:value-type="string">
            <text:p text:style-name="Table_20_Contents">Påbörjad</text:p>
          </table:table-cell>
          <table:table-cell table:style-name="Tabell2.A3" office:value-type="string">
            <text:p text:style-name="Table_20_Contents">1h</text:p>
          </table:table-cell>
          <table:table-cell table:style-name="Tabell2.A3" office:value-type="string">
            <text:p text:style-name="Table_20_Contents">5h</text:p>
          </table:table-cell>
          <table:table-cell table:style-name="Tabell2.F3" office:value-type="string">
            <text:p text:style-name="Table_20_Contents"/>
          </table:table-cell>
        </table:table-row>
        <table:table-row>
          <table:table-cell table:style-name="Tabell2.A3" office:value-type="string">
            <text:p text:style-name="P2">AF1.7</text:p>
          </table:table-cell>
          <table:table-cell table:style-name="Tabell2.A3" office:value-type="string">
            <text:list xml:id="list36162517" text:continue-numbering="true" text:style-name="L2">
              <text:list-header>
                <text:p text:style-name="P11">[1.0] Anklaga mördaren</text:p>
              </text:list-header>
            </text:list>
          </table:table-cell>
          <table:table-cell table:style-name="Tabell2.A3" office:value-type="string">
            <text:p text:style-name="Table_20_Contents"/>
          </table:table-cell>
          <table:table-cell table:style-name="Tabell2.A3" office:value-type="string">
            <text:p text:style-name="Table_20_Contents"/>
          </table:table-cell>
          <table:table-cell table:style-name="Tabell2.A3" office:value-type="string">
            <text:p text:style-name="Table_20_Contents">4h</text:p>
          </table:table-cell>
          <table:table-cell table:style-name="Tabell2.F3" office:value-type="string">
            <text:p text:style-name="Table_20_Contents"/>
          </table:table-cell>
        </table:table-row>
        <table:table-row>
          <table:table-cell table:style-name="Tabell2.F3" table:number-columns-spanned="6" office:value-type="string">
            <text:p text:style-name="P10">-Bygga en ruta som innehåller knappar till karaktärerna man kan gissa på.</text:p>
            <text:p text:style-name="P12"><text:line-break/>-När vald Karaktärsknapp trycks på ska man kolla om karaktären som valts är mördaren eller ej. Om mördare = vinner, om inte = Förlorar (?)</text:p>
          </table:table-cell>
          <table:covered-table-cell/>
          <table:covered-table-cell/>
          <table:covered-table-cell/>
          <table:covered-table-cell/>
          <table:covered-table-cell/>
        </table:table-row>
        <table:table-row>
          <table:table-cell table:style-name="Tabell2.A3" office:value-type="string">
            <text:p text:style-name="P2">AF1.8</text:p>
          </table:table-cell>
          <table:table-cell table:style-name="Tabell2.A3" office:value-type="string">
            <text:list xml:id="list36159153" text:continue-numbering="true" text:style-name="L2">
              <text:list-header>
                <text:p text:style-name="P11">[1.0] Tidspoäng</text:p>
              </text:list-header>
            </text:list>
          </table:table-cell>
          <table:table-cell table:style-name="Tabell2.A3" office:value-type="string">
            <text:p text:style-name="Table_20_Contents">Påbörjad</text:p>
          </table:table-cell>
          <table:table-cell table:style-name="Tabell2.A3" office:value-type="string">
            <text:p text:style-name="Table_20_Contents"/>
          </table:table-cell>
          <table:table-cell table:style-name="Tabell2.A3" office:value-type="string">
            <text:p text:style-name="Table_20_Contents">6h</text:p>
          </table:table-cell>
          <table:table-cell table:style-name="Tabell2.F3" office:value-type="string">
            <text:p text:style-name="Table_20_Contents">4h</text:p>
          </table:table-cell>
        </table:table-row>
        <table:table-row>
          <table:table-cell table:style-name="Tabell2.F3" table:number-columns-spanned="6" office:value-type="string">
            <text:list xml:id="list36177041" text:continue-numbering="true" text:style-name="L2">
              <text:list-header>
                <text:p text:style-name="P9">-CHECK-Spelaren ska starta med en pot spelpoäng<text:line-break/><text:line-break/>-CHECK-Poängen ska synas i hudden</text:p>
                <text:p text:style-name="P11"><text:line-break/><text:span text:style-name="T5">-Check-Poängen ska dras av när spelaren gör saker.</text:span></text:p>
                <text:p text:style-name="P11"/>
                <text:p text:style-name="P11">-När poängen kommer ner till noll (slås över från antingen 1 till ett värde mindre än 1) ska spelet avslutas och spelaren har förlorat.</text:p>
                <text:p text:style-name="P13"><text:line-break/>-?-Ska antalet spelpoäng vara beroende på antalet riktiga motivkort?</text:p>
              </text:list-header>
            </text:list>
          </table:table-cell>
          <table:covered-table-cell/>
          <table:covered-table-cell/>
          <table:covered-table-cell/>
          <table:covered-table-cell/>
          <table:covered-table-cell/>
        </table:table-row>
        <table:table-row>
          <table:table-cell table:style-name="Tabell2.A8" office:value-type="string">
            <text:p text:style-name="P7">AF1.9</text:p>
          </table:table-cell>
          <table:table-cell table:style-name="Tabell2.A8" office:value-type="string">
            <text:list xml:id="list36171275" text:continue-numbering="true" text:style-name="L2">
              <text:list-header>
                <text:p text:style-name="P14">[1.0]<text:span text:style-name="T8">Spelaren kan "rota"</text:span></text:p>
              </text:list-header>
            </text:list>
          </table:table-cell>
          <table:table-cell table:style-name="Tabell2.A8" office:value-type="string">
            <text:p text:style-name="P17">KLAR</text:p>
          </table:table-cell>
          <table:table-cell table:style-name="Tabell2.A8" office:value-type="string">
            <text:p text:style-name="P17"/>
          </table:table-cell>
          <table:table-cell table:style-name="Tabell2.A8" office:value-type="string">
            <text:p text:style-name="P17">7h</text:p>
          </table:table-cell>
          <table:table-cell table:style-name="Tabell2.F8" office:value-type="string">
            <text:p text:style-name="P17">5h</text:p>
          </table:table-cell>
        </table:table-row>
        <table:table-row>
          <table:table-cell table:style-name="Tabell2.F3" table:number-columns-spanned="6" office:value-type="string">
            <text:p text:style-name="P12"><text:span text:style-name="T5">-CHECK-Containrar ska bli klickbara.</text:span><text:line-break/><text:line-break/><text:span text:style-name="T5">-CHECK-Vid tryck på container ska Funktion öppnas som visar GameCards i containern! <text:line-break/><text:tab/>-CHECK-Bygg ruta som innehåller Knappar<text:line-break/><text:line-break/>-CHECK-Kort kan nu <text:s/>väljas och skickas till blippFunktionen.</text:span></text:p>
          </table:table-cell>
          <table:covered-table-cell/>
          <table:covered-table-cell/>
          <table:covered-table-cell/>
          <table:covered-table-cell/>
          <table:covered-table-cell/>
        </table:table-row>
        <table:table-row>
          <table:table-cell table:style-name="Tabell2.A3" office:value-type="string">
            <text:p text:style-name="P2">AF1.4 +1.4.2</text:p>
          </table:table-cell>
          <table:table-cell table:style-name="Tabell2.A3" office:value-type="string">
            <text:list xml:id="list36175111" text:continue-numbering="true" text:style-name="L2">
              <text:list-header>
                <text:p text:style-name="P11">[1.0] <text:span text:style-name="T8">Anteckna</text:span></text:p>
              </text:list-header>
            </text:list>
            <text:p text:style-name="P12"/>
          </table:table-cell>
          <table:table-cell table:style-name="Tabell2.A3" office:value-type="string">
            <text:p text:style-name="Table_20_Contents"/>
          </table:table-cell>
          <table:table-cell table:style-name="Tabell2.A3" office:value-type="string">
            <text:p text:style-name="Table_20_Contents"/>
          </table:table-cell>
          <table:table-cell table:style-name="Tabell2.A3" office:value-type="string">
            <text:p text:style-name="Table_20_Contents">7h</text:p>
          </table:table-cell>
          <table:table-cell table:style-name="Tabell2.F3" office:value-type="string">
            <text:p text:style-name="Table_20_Contents"/>
          </table:table-cell>
        </table:table-row>
        <table:table-row>
          <table:table-cell table:style-name="Tabell2.F3" table:number-columns-spanned="6" office:value-type="string">
            <text:list xml:id="list36157382" text:continue-numbering="true" text:style-name="L2">
              <text:list-header>
                <text:p text:style-name="P13">-Kunna öppna en ruta att skriva i </text:p>
                <text:p text:style-name="P13"><text:line-break/>-Spara ner det som skrivits i rutan när rutan stängs ner<text:line-break/><text:soft-page-break/><text:line-break/>-Kunna ta bort det man skrivit</text:p>
              </text:list-header>
            </text:list>
          </table:table-cell>
          <table:covered-table-cell/>
          <table:covered-table-cell/>
          <table:covered-table-cell/>
          <table:covered-table-cell/>
          <table:covered-table-cell/>
        </table:table-row>
        <table:table-row>
          <table:table-cell table:style-name="Tabell2.A8" office:value-type="string">
            <text:p text:style-name="P2">Data</text:p>
          </table:table-cell>
          <table:table-cell table:style-name="Tabell2.A8" office:value-type="string">
            <text:list xml:id="list36156064" text:continue-numbering="true" text:style-name="L2">
              <text:list-header>
                <text:p text:style-name="P11">Ladda in den nya grafiken</text:p>
              </text:list-header>
            </text:list>
          </table:table-cell>
          <table:table-cell table:style-name="Tabell2.A8" office:value-type="string">
            <text:p text:style-name="Table_20_Contents">KLAR!</text:p>
          </table:table-cell>
          <table:table-cell table:style-name="Tabell2.A8" office:value-type="string">
            <text:p text:style-name="Table_20_Contents"/>
          </table:table-cell>
          <table:table-cell table:style-name="Tabell2.A8" office:value-type="string">
            <text:p text:style-name="Table_20_Contents">1h</text:p>
          </table:table-cell>
          <table:table-cell table:style-name="Tabell2.F8" office:value-type="string">
            <text:p text:style-name="Table_20_Contents">1h</text:p>
          </table:table-cell>
        </table:table-row>
        <table:table-row>
          <table:table-cell table:style-name="Tabell2.A3" office:value-type="string">
            <text:p text:style-name="P2">Buggar</text:p>
          </table:table-cell>
          <table:table-cell table:style-name="Tabell2.A3" office:value-type="string">
            <text:list xml:id="list36166205" text:continue-numbering="true" text:style-name="L2">
              <text:list-header>
                <text:p text:style-name="P11">Buggar</text:p>
              </text:list-header>
            </text:list>
          </table:table-cell>
          <table:table-cell table:style-name="Tabell2.A3" office:value-type="string">
            <text:p text:style-name="Table_20_Contents"/>
          </table:table-cell>
          <table:table-cell table:style-name="Tabell2.A3" office:value-type="string">
            <text:p text:style-name="Table_20_Contents"/>
          </table:table-cell>
          <table:table-cell table:style-name="Tabell2.A3" office:value-type="string">
            <text:p text:style-name="Table_20_Contents">3h</text:p>
          </table:table-cell>
          <table:table-cell table:style-name="Tabell2.F3" office:value-type="string">
            <text:p text:style-name="Table_20_Contents">3h</text:p>
          </table:table-cell>
        </table:table-row>
        <table:table-row>
          <table:table-cell table:style-name="Tabell2.F3" table:number-columns-spanned="6" office:value-type="string">
            <text:list xml:id="list36179614" text:continue-numbering="true" text:style-name="L2">
              <text:list-header>
                <text:p text:style-name="P16">-Check-Se till att knappar blir inaktiverade/aktiverade när dem ska bli.</text:p>
                <text:p text:style-name="P11"><text:line-break/><text:span text:style-name="T5">-CHECK-färger/textstorlek/font ska vara rätt vid alla dialoger..</text:span></text:p>
                <text:p text:style-name="P14"/>
                <text:p text:style-name="P14">-Check- se till att bakgrunder blir nedgråade när man kommer till till intervjuer/blippbox..</text:p>
                <text:p text:style-name="P14"/>
                <text:p text:style-name="P11"><text:span text:style-name="T5">-Check-Fixat marginaler etc på BlippBoxen..</text:span><text:line-break/></text:p>
                <text:p text:style-name="P11">-All data ska rensas när spelplanen läggs ner, alternativt sparas och laddas in igen om det finns en session som inte är äldre än 10 min(?)</text:p>
              </text:list-header>
            </text:list>
            <text:p text:style-name="P10"/>
            <text:p text:style-name="P10">-Byta ordning på hur data läses in BuildRomFunktionen, Hudden ska läsas in Sist..</text:p>
            <text:p text:style-name="P10"/>
            <text:p text:style-name="P15"><text:span text:style-name="T6">-Göra om alla PNG till SVG = </text:span><text:a xlink:type="simple" xlink:href="http://vectormagic.com/home"><text:span text:style-name="T7">http://vectormagic.com/home</text:span></text:a> <text:s text:c="2"/>(?)</text:p>
          </table:table-cell>
          <table:covered-table-cell/>
          <table:covered-table-cell/>
          <table:covered-table-cell/>
          <table:covered-table-cell/>
          <table:covered-table-cell/>
        </table:table-row>
        <table:table-row>
          <table:table-cell table:style-name="Tabell2.A3" table:number-columns-spanned="2" office:value-type="string">
            <text:p text:style-name="Table_20_Contents"/>
          </table:table-cell>
          <table:covered-table-cell/>
          <table:table-cell table:style-name="Tabell2.A3" office:value-type="string">
            <text:p text:style-name="Table_20_Contents">Summa</text:p>
          </table:table-cell>
          <table:table-cell table:style-name="Tabell2.A3" office:value-type="string">
            <text:p text:style-name="Table_20_Contents"/>
          </table:table-cell>
          <table:table-cell table:style-name="Tabell2.A3" office:value-type="string">
            <text:p text:style-name="Table_20_Contents">28h</text:p>
          </table:table-cell>
          <table:table-cell table:style-name="Tabell2.F3" office:value-type="string">
            <text:p text:style-name="Table_20_Contents">13h</text:p>
          </table:table-cell>
        </table:table-row>
        <table:table-row>
          <table:table-cell table:style-name="Tabell2.A3" table:number-columns-spanned="2" office:value-type="string">
            <text:p text:style-name="Table_20_Contents"/>
          </table:table-cell>
          <table:covered-table-cell/>
          <table:table-cell table:style-name="Tabell2.A3" office:value-type="string">
            <text:p text:style-name="Table_20_Contents">Tid sedan föregående iteration</text:p>
          </table:table-cell>
          <table:table-cell table:style-name="Tabell2.A3" office:value-type="string">
            <text:p text:style-name="Table_20_Contents"/>
          </table:table-cell>
          <table:table-cell table:style-name="Tabell2.A3" office:value-type="string">
            <text:p text:style-name="Table_20_Contents"/>
          </table:table-cell>
          <table:table-cell table:style-name="Tabell2.F3" office:value-type="string">
            <text:p text:style-name="Table_20_Contents">141h</text:p>
            <text:p text:style-name="Table_20_Contents">(141h+13h = <text:line-break/>154h)</text:p>
          </table:table-cell>
        </table:table-row>
        <table:table-row>
          <table:table-cell table:style-name="Tabell2.A3" table:number-columns-spanned="2" office:value-type="string">
            <text:p text:style-name="Table_20_Contents"/>
          </table:table-cell>
          <table:covered-table-cell/>
          <table:table-cell table:style-name="Tabell2.A3" office:value-type="string">
            <text:p text:style-name="Table_20_Contents">Tid totalt i projektet</text:p>
          </table:table-cell>
          <table:table-cell table:style-name="Tabell2.A3" office:value-type="string">
            <text:p text:style-name="Table_20_Contents"/>
          </table:table-cell>
          <table:table-cell table:style-name="Tabell2.A3" office:value-type="string">
            <text:p text:style-name="Table_20_Contents"/>
          </table:table-cell>
          <table:table-cell table:style-name="Tabell2.F3" office:value-type="string">
            <text:p text:style-name="Table_20_Contents"/>
          </table:table-cell>
        </table:table-row>
        <table:table-row>
          <table:table-cell table:style-name="Tabell2.A3" table:number-columns-spanned="2" office:value-type="string">
            <text:p text:style-name="Table_20_Contents"/>
          </table:table-cell>
          <table:covered-table-cell/>
          <table:table-cell table:style-name="Tabell2.A3" office:value-type="string">
            <text:p text:style-name="Table_20_Contents">Tid Kvar</text:p>
          </table:table-cell>
          <table:table-cell table:style-name="Tabell2.A3" office:value-type="string">
            <text:p text:style-name="Table_20_Contents"/>
          </table:table-cell>
          <table:table-cell table:style-name="Tabell2.F3" table:number-columns-spanned="2" office:value-type="string">
            <text:p text:style-name="Table_20_Contents">240h – 154h = 86h</text:p>
          </table:table-cell>
          <table:covered-table-cell/>
        </table:table-row>
      </table:table>
      <text:p text:style-name="Standard"><text:span text:style-name="T1"/></text:p>
      <text:p text:style-name="Standard"><text:span text:style-name="T1">Mål</text:span><text:span text:style-name="T2">:</text:span></text:p>
      <text:p text:style-name="Standard">Målet med iteration 6 är att bli klar med ALLA kraven, det är möjligt att kraven för Anteckna/ta bort anteckning kommer att tas bort då tiden kanske inte räcker till.</text:p>
      <text:p text:style-name="Standard">När det är klart så ska jag testa. Under den här iterationen kommer jag förhoppningsvis få mer gjort än vad jag fått på de andra, jag räknar med att jag kommer jobba minst 35h, men gärna mer. <text:line-break/>Jag vill att spelet ska vara väldigt spelbart när denna iteration är avsultad.</text:p>
      <text:p text:style-name="P4"><text:span text:style-name="T1">OBS Gammal ! (Nu görs uppbrytningen i tidsschemat..)</text:span><text:line-break/>Uppbrytning: </text:p>
      <text:p text:style-name="P2"><text:tab/>-AF1.2: "intervjua Actors"<text:line-break/><text:tab/><text:tab/>[1.0]-Lägg till Data så att Actors har något att svara med</text:p>
      <text:p text:style-name="P2"><text:tab/><text:tab/>[2.0]-Skriv klart "Motive"-funktionen så att Data delas ut Efter vilket motiv som är <text:tab/><text:tab/>valt<text:line-break/><text:tab/><text:tab/><text:tab/>-Lägg till Motiv-Data så funktionen har något att utgå från<text:line-break/><text:line-break/></text:p>
      <text:p text:style-name="P2"><text:tab/><text:tab/>[3.0]-Skriva klart Player&gt;QuestionHolder funktionen <text:line-break/><text:tab/><text:tab/><text:tab/>[3.1]-Funktionen ska Granska en aktörs kort</text:p>
      <text:p text:style-name="P2"><text:tab/><text:tab/><text:tab/><text:tab/>- Låta spelaren välja vilken typ av ledtråd man vill ta reda på(secret, <text:tab/><text:tab/><text:tab/><text:tab/>other etc).<text:line-break/><text:line-break/><text:tab/><text:tab/><text:tab/><text:tab/>-Hämta ut svarsdata beroende på Aktörens "Emotionstate". <text:line-break/><text:line-break/><text:tab/><text:tab/><text:tab/><text:tab/>-Ta fram svarsAlternativ efter varje fråga som ställs.<text:line-break/><text:tab/><text:tab/><text:tab/><text:tab/><text:tab/>-Välja Svarsalternativ + alternativet att "Leave"</text:p>
      <text:p text:style-name="P2"><text:tab/><text:tab/><text:tab/><text:tab/><text:tab/><text:tab/>-Få frågan att påverka Aktörens "emotionstate"<text:line-break/></text:p>
      <text:p text:style-name="P2"><text:tab/><text:tab/><text:tab/><text:tab/>-Erbjuda funktionerna "Flirt", "Threaten", "Leave" som standard för <text:tab/><text:tab/><text:tab/><text:tab/>varje samtal (varav Leave alltid ska vara möjligt medan Flirt+Threaten <text:tab/><text:tab/><text:tab/><text:tab/>bara går att göra i början..)</text:p>
      <text:p text:style-name="P2"><text:tab/><text:tab/><text:tab/><text:tab/><text:tab/>-Få flört/Threaten att påverka Actörs "Emotionstate"</text:p>
      <text:p text:style-name="P2"><text:tab/><text:tab/><text:tab/><text:line-break/> <text:tab/><text:tab/><text:tab/>[3.2]-Funktionen ska Granska ett ledtråds-kort...<text:line-break/><text:tab/><text:tab/><text:tab/><text:tab/>-Kolla vilket av Kortets AnswerCards som tillhör den typ av <text:tab/><text:tab/><text:tab/><text:tab/><text:tab/>aktör man pratar med och sedan gå till "Fråge"-läget...<text:line-break/><text:tab/><text:tab/><text:tab/><text:tab/></text:p>
      <text:p text:style-name="P2"><text:tab/><text:tab/><text:tab/><text:tab/>-Ändra CardDatas "Owner" till den karaktärs ID som valts. <text:line-break/><text:tab/><text:tab/><text:tab/><text:tab/><text:tab/>-En spärr som kollar om en karaktär är vald och om man ska<text:line-break/><text:tab/><text:tab/><text:tab/><text:tab/><text:tab/>välja en data till en karaktär eller använda ett där ID satts.</text:p>
      <text:p text:style-name="P2"/>
      <text:p text:style-name="P2"><text:tab/>-AF1.6: "Navigera på "Spelplanen"<text:line-break/><text:tab/><text:tab/>[1.0]-Bygga upp spelplanen<text:line-break/><text:tab/><text:tab/><text:tab/>[1.1]-Bygga rummen</text:p>
      <text:p text:style-name="P2"><text:tab/><text:tab/><text:tab/><text:tab/>-Placera ut placeholder&gt;TableClue_GameCards/WallClue_GameCards</text:p>
      <text:p text:style-name="P2"><text:line-break/><text:tab/><text:tab/><text:tab/><text:tab/>-Placera ut Waypoints<text:line-break/><text:tab/><text:tab/><text:tab/><text:tab/><text:tab/>-Ange Vilken Data för Waypointsen! <text:line-break/><text:tab/><text:tab/><text:tab/><text:tab/><text:tab/></text:p>
      <text:p text:style-name="P2"><text:tab/><text:tab/><text:tab/><text:tab/><text:tab/>-bygg Funktion som tar data från Waypointsen och sätter dem <text:tab/><text:tab/><text:tab/><text:tab/><text:tab/>så att Player får värdet i "CurrentRoom" och sedan se till att <text:tab/><text:tab/><text:tab/><text:tab/><text:tab/>spelaren flyttas till det nya rummet när man klickar på dem...</text:p>
      <text:p text:style-name="P2"><text:line-break/><text:tab/><text:tab/><text:tab/><text:tab/>-Placera ut Containers<text:line-break/><text:tab/><text:tab/><text:tab/><text:tab/><text:line-break/><text:tab/><text:tab/><text:tab/>[1.2]-Bygga Hudden<text:line-break/><text:tab/><text:tab/><text:tab/><text:tab/>-Placera ut Bakåtknapp<text:line-break/><text:tab/><text:tab/><text:tab/><text:tab/>-Se till att ha utrymme för knappar till framtida saker (Notes...)</text:p>
      <text:p text:style-name="P2"><text:tab/><text:tab/><text:tab/><text:tab/>-Placera ut TimePoints-mätare<text:tab/><text:tab/><text:tab/><text:tab/></text:p>
      <text:p text:style-name="P2"/>
      <text:p text:style-name="P2"><text:soft-page-break/>(Fortsätt på nästa sida..)</text:p>
      <text:p text:style-name="P1"><text:span text:style-name="T3"><text:tab/><text:tab/>[2.0]-Funktion som läser in ledtrådar i rummen<text:line-break/><text:tab/><text:tab/><text:tab/>-</text:span><text:span text:style-name="T4">Först väljs motiv</text:span></text:p>
      <text:p text:style-name="P2"><text:tab/><text:tab/><text:tab/><text:tab/>-Utifrån vilken typ GameCardet har Placerar ledtrådar på olika ställen<text:line-break/><text:tab/><text:tab/><text:tab/><text:tab/><text:tab/>-Typen "WallClue" Ska genereras 2ggr på varje rum,där ska <text:tab/><text:tab/><text:tab/><text:tab/><text:tab/>bara wallClues kunna hamna</text:p>
      <text:p text:style-name="P2"><text:tab/><text:tab/><text:tab/><text:tab/><text:tab/>-Typen"TableClue"(samma som över fast 5GameCards)<text:line-break/></text:p>
      <text:p text:style-name="P2"><text:tab/><text:tab/><text:tab/><text:tab/><text:tab/>-Containers kan innehålla både WallClue/TableClues</text:p>
      <text:p text:style-name="P2"><text:line-break/><text:tab/><text:tab/><text:tab/><text:tab/><text:tab/><text:line-break/><text:tab/><text:tab/><text:tab/><text:tab/></text:p>
      <text:p text:style-name="P2"><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Liberation Sans', 'DejaVu Sans', sans-serif"/>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8M20S</meta:editing-duration>
    <meta:editing-cycles>159</meta:editing-cycles>
    <meta:generator>OpenOffice.org/3.4.1$Win32 OpenOffice.org_project/341m1$Build-9593</meta:generator>
    <dc:date>2014-05-20T16:01:49.17</dc:date>
    <meta:document-statistic meta:table-count="1" meta:image-count="0" meta:object-count="0" meta:page-count="4" meta:paragraph-count="94" meta:word-count="764" meta:character-count="4984"/>
    <meta:user-defined meta:name="Info 1"/>
    <meta:user-defined meta:name="Info 2"/>
    <meta:user-defined meta:name="Info 3"/>
    <meta:user-defined meta:name="Info 4"/>
  </office:meta>
</office:document-meta>
</file>